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72a42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style:text-underline-style="solid" style:text-underline-width="auto" style:text-underline-color="font-color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" fo:font-size="11pt" fo:font-style="normal" fo:font-weight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paragraph-rsid="0015ebac"/>
    </style:style>
    <style:style style:name="P1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16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" fo:font-size="11pt" fo:font-style="italic" fo:font-weight="normal"/>
    </style:style>
    <style:style style:name="P17" style:family="paragraph" style:parent-style-name="Text_20_body">
      <style:paragraph-properties fo:margin-left="3.75cm" fo:margin-right="0cm" fo:line-height="100%" fo:text-align="justify" style:justify-single-word="false" fo:text-indent="0cm" style:auto-text-indent="false"/>
      <style:text-properties style:font-name="Times New Roman" fo:font-size="11pt" fo:font-style="italic" fo:font-weight="normal"/>
    </style:style>
    <style:style style:name="P18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1" fo:font-size="11pt" fo:font-style="italic" fo:font-weight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Text_20_body">
      <style:paragraph-properties fo:margin-left="3.757cm" fo:margin-right="0cm" fo:text-align="justify" style:justify-single-word="false" fo:text-indent="0cm" style:auto-text-indent="false"/>
      <style:text-properties style:font-name="Times New Roman1" fo:font-size="11pt" fo:font-style="italic" fo:font-weight="normal"/>
    </style:style>
    <style:style style:name="P24" style:family="paragraph" style:parent-style-name="Text_20_body">
      <style:paragraph-properties fo:margin-left="3.757cm" fo:margin-right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1" fo:font-size="10.5pt" fo:font-style="normal" fo:font-weight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1" fo:font-size="10.5pt" fo:font-style="normal" fo:font-weight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1" fo:font-size="10.5pt" fo:font-style="normal" fo:font-weight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P32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T1" style:family="text">
      <style:text-properties fo:font-variant="normal" fo:text-transform="none" style:font-name="Times New Roman" fo:font-size="11pt" fo:font-style="normal" fo:font-weight="normal"/>
    </style:style>
    <style:style style:name="T2" style:family="text">
      <style:text-properties fo:font-variant="normal" fo:text-transform="none" style:font-name="Times New Roman1" fo:font-size="11pt" fo:font-style="normal" fo:font-weight="normal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1pt"/>
    </style:style>
    <style:style style:name="T6" style:family="text">
      <style:text-properties style:font-name="Times New Roman1" fo:font-size="11pt" fo:font-style="italic" fo:font-weight="normal"/>
    </style:style>
    <style:style style:name="T7" style:family="text">
      <style:text-properties style:font-name="Times New Roman1" fo:font-size="10.5pt" fo:font-style="italic" fo:font-weight="normal"/>
    </style:style>
    <style:style style:name="T8" style:family="text">
      <style:text-properties officeooo:rsid="001a5a12"/>
    </style:style>
    <style:style style:name="T9" style:family="text">
      <style:text-properties officeooo:rsid="001c3cf3"/>
    </style:style>
    <style:style style:name="T10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Vistos etc.</text:p>
      <text:p text:style-name="P7"><text:span text:style-name="T10">Requereu o apenado a retificação da GEP para reconhecer sua primariedade em crime hediondo e retificar o erro material referente ao processo criminal nº </text:span>0103279-64.2015.8.20.0124, indevidamente lançado como crime de natureza hedionda. </text:p>
      <text:p text:style-name="P28">Instado a se manifestar, o Ministério Público opinou pela aplicação da fração de 2/5 para o crime de tráfico de drogas e 1/6 para os demais crimes (evento 118).</text:p>
      <text:p text:style-name="P8">Acrescento ao relatório que a GEP atual está utilizando a fração de 3/5 para os crimes de tráfico de drogas e para o crime de porte ilegal de arma de uso restrito, e 1/6 para os crimes comuns, em razão da reincidência genérica, visto que todos os crimes ocorreram antes da vigência dos pacote anticrime.</text:p>
      <text:p text:style-name="P29">Registro ainda que analisando somente o crime de tráfico de drogas, o apenado é primário em crime hediondo.</text:p>
      <text:p text:style-name="P29">Relatados.</text:p>
      <text:p text:style-name="P29">Inicialmente, verifico que o delito ao artigo 16 da lei 10826/2003 ocorreu antes da lei 13.497/2007, sendo, portanto, crime de natureza comum.</text:p>
      <text:p text:style-name="P29">Assim sendo, neste ponto, a GEP merece reparo, visto que está utilizando a fração de 3/5 para o cálculo da progressão de regime e 2/3 para o livramento condcional. </text:p>
      <text:p text:style-name="P30">Já no tocante a fração aplicada ao tráfico de drogas, embora seja clara a primariedade do apenado em crime hediondo, aplicar a fração de 40% implicaria o uso integral das frações do pacote anticrime, conforme orientação do STJ:</text:p>
      <text:p text:style-name="P32"><text:span text:style-name="Emphasis"><text:span text:style-name="T7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30">Ou seja, na escolha do percentual de 40%, seria impossível continuar a utilizar a fração de 1/6 para os crimes de natureza comum.</text:p>
      <text:p text:style-name="P30">Nesta senda, calculando a progressão de regime utilizando <text:span text:style-name="T4">na íntegra</text:span> a redação anterior e a posterior ao pacote anticrime, conclui-se que o cálculo da redação anterior é mais benéfico ao apenado.</text:p>
      <text:p text:style-name="P30">Isso porque, no pacote anticrime, o percentual utilizado para apenado primário em crime cometido com violência é de 25% (maior parte da pena: 15a4m), e para reincidente em crime sem violência é de 20%, conforme art. 112, incisos II e III da LEP, sendo ambos os percentuais matematicamente maior que 1/6, o que alteraria o implemento temporal em prejuízo ao apenado.</text:p>
      <text:p text:style-name="P31"><text:span text:style-name="T3">Isso posto, defiro parcialmente o pedido da Defesa e determino a retificação da fração aplicada ao cálculo da progressão de regime, referente ao processo criminal nº </text:span>0103279-64.2015.8.20.0124, para 1/6.</text:p>
      <text:p text:style-name="P30">Determino, ainda, de ofício, a retificação das frações utilizadas no cálculo do livramento condicional para fazer constar 1/2 para os crimes comuns (incluindo o artigo 16 da lei 10826/2003), e 2/3 para o crime de tráfico de drogas, onde consta 1/1.</text:p>
      <text:p text:style-name="P30">P.R.I. Ciência ao MP.</text:p>
      <text:p text:style-name="P1"/>
      <text:p text:style-name="P10">Vistos etc.</text:p>
      <text:p text:style-name="P19"><text:soft-page-break/>Requereu o apenado retificação da GEP parar fazer constar a separação das frações conforme <text:span text:style-name="T9">a </text:span>natureza do<text:span text:style-name="T8">s</text:span> crimes, sendo o percentual de 40% referente ao crime de tráfico de drogas, e 1/6 para os demais crimes (evento 98). </text:p>
      <text:p text:style-name="P19">Instado a se manifestar, o Ministério Público opinou pela aplicação global da lei que for mais favorável ao apenado (evento 101).</text:p>
      <text:p text:style-name="P20">Acrescento ao relatório que a GEP atualmente está utilizando a fração única de 40%, entendimento já superado por este juízo, sendo o apenado reincidente genérico e todos os crimes cometidos antes do pacote anticrime, cuja redação previa a fração de 3/5 para o reincidente genérico em crime hediondo.</text:p>
      <text:p text:style-name="P20">Relatados.</text:p>
      <text:p text:style-name="P21">Inicialmente verifico que a exigência de 3/5 ou 60% (LEP, art. 112, VII) só cabe no caso de reincidência específica em crime hediondo, o que não é o caso.</text:p>
      <text:p text:style-name="P21">É o que decidiu o Superior Tribunal de Justiça ao julgar em 26/05/2021 o Recurso Especial representativo da controvérsia (REsp) 1910240/MG, sendo relator o Ministro ROGERIO SCHIETTI CRUZ, quando fixou a seguinte tese: </text:p>
      <text:p text:style-name="P23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2"><text:span text:style-name="T2">Como antes o percentual fora fixado em 3/5, dada ao que dispunha a lei 8.072/90, a nova redação do art. 112 da LEP se mostra como </text:span><text:span text:style-name="Emphasis"><text:span text:style-name="T2">novatio legis in mellius</text:span></text:span><text:span text:style-name="T2">, devendo ser aplicada. </text:span></text:p>
      <text:p text:style-name="P21">Assim, em relação ao crime hediondo, é possível se aplicar o percentual de 40% (LEP, art. 112, V).</text:p>
      <text:p text:style-name="P21">No tocante as demais penas, vale salientar que a súmula 501 do STJ <text:span text:style-name="T4">veda a combinação das leis, ainda que em benefício do réu.</text:span></text:p>
      <text:p text:style-name="P24"><text:span text:style-name="Emphasis"><text:span text:style-name="T6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21">Ou seja, na escolha do percentual de 40%, seria impossível continuar a utilizar a fração de 1/6 para os crimes de natureza comum.</text:p>
      <text:p text:style-name="P21">Nesta senda, calculando a progressão de regime utilizando <text:span text:style-name="T4">na íntegra</text:span> a redação anterior e a posterior ao pacote anticrime, conclui-se que o cálculo da redação anterior é mais benéfico ao apenado.</text:p>
      <text:p text:style-name="P21">Isso porque, no pacote anticrime, o percentual utilizado para reincidentes em crimes cometidos com violência é de 30%, e para os crimes sem violência é de 20% (ambos matematicamente maior que 1/6), conforme art. 112, incisos II e IV da LEP, o que alteraria o implemento temporal para 31.07.2030, em prejuízo ao apenado.</text:p>
      <text:p text:style-name="P21">Pois, caso seja utilizado as frações da redação anterior ao pacote anticrime, 1/6 e 3/5, o implemento temporal se dará em 14.03.2030, sendo mais benéfico ao apenado.</text:p>
      <text:p text:style-name="P21"><text:soft-page-break/>Isso posto, indefiro o pedido da Defesa e aplico a GEP a lei mais favorável ao apenado, devendo constar para o cálculo da progressão de regime a fração de 3/5 para o crime de tráfico de drogas, por ser o apenado reincidente genérico, e 1/6 para os crimes comuns.</text:p>
      <text:p text:style-name="P21">Determino, ainda, de ofício, a retificação das frações utilizadas no cálculo do livramento condicional para fazer constar 1/2 para os crimes comuns, e 2/3 para o crime de tráfico de drogas.</text:p>
      <text:p text:style-name="P21">P.R.I. Ciência ao MP.</text:p>
      <text:p text:style-name="P1"/>
      <text:p text:style-name="P1"/>
      <text:p text:style-name="P1"/>
      <text:p text:style-name="P1"/>
      <text:p text:style-name="P1">Requereu o apenado a retificação da GEP para fazer constar o percentual de 40% para o cálculo da progressão de regime referente ao crime de tráfico de drogas, em razão de ser o apenado primário em crime hediondo.</text:p>
      <text:p text:style-name="P1">Instado a se manifestar, o Ministério Público opinou pela aplicação global da lei que for mais favorável ao apenado.</text:p>
      <text:p text:style-name="P1">Acrescento ao relatório que a GEP atual está utilizando as frações de 3/5 para o crime de natureza hedionda (tráfico de drogas), em razão da reincidência genérica, e 1/6 para os crimes comuns (dois roubos majorados e vias de fato).</text:p>
      <text:p text:style-name="P1">Relatados.</text:p>
      <text:p text:style-name="P1">Inicialmente verifico que a exigência de 60% (LEP, art. 112, VII) só cabe no caso de reincidência específica em crime hediondo, o que não é o caso.</text:p>
      <text:p text:style-name="P1">É o que decidiu o Superior Tribunal de Justiça ao julgar em 26/05/2021 o Recurso Especial representativo da controvérsia (REsp) 1910240/MG, sendo relator o Ministro ROGERIO SCHIETTI CRUZ, quando fixou a seguinte tese: </text:p>
      <text:p text:style-name="P16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3"><text:span text:style-name="T1">Como antes o percentual fora fixado em 3/5, dada ao que dispunha a lei 8.072/90, a nova redação do art. 112 da LEP se mostra como </text:span><text:span text:style-name="Emphasis"><text:span text:style-name="T1">novatio legis in mellius</text:span></text:span><text:span text:style-name="T1">, devendo ser aplicada. </text:span></text:p>
      <text:p text:style-name="P1">Assim, em relação ao crime hediondo, é possível se aplicar o percentual de 40% (LEP, art. 112, V).</text:p>
      <text:p text:style-name="P1">No tocante as demais penas, vale salientar que a súmula 501 do STJ <text:span text:style-name="T4">veda a combinação das leis, ainda que em benefício do réu.</text:span></text:p>
      <text:p text:style-name="P1">Ou seja, na escolha do percentual de 40%, seria impossível continuar a utilizar a fração de 1/6 para os crimes de natureza comum.</text:p>
      <text:p text:style-name="P1">Nesta senda, calculando a progressão de regime utilizando <text:span text:style-name="T4">na íntegra</text:span> a redação anterior e a posterior ao pacote anticrime, conclui-se que o cálculo atual, que utiliza a redação anterior, é mais benéfico ao apenado.</text:p>
      <text:p text:style-name="P14"><text:soft-page-break/><text:span text:style-name="T1">Isso porque o percentual utilizado para reincidentes em crimes cometidos com violência ou grave ameaça à pessoa é de 30% (matematicamente maior que 1/6), conforme art. 112, inciso IV da LEP, o que alteraria o implemento temporal para 06.06.2024, em prejuízo ao apenado.</text:span> </text:p>
      <text:p text:style-name="P12">Isso posto, indefiro o pedido da Defesa e mantenho o cálculo atual por ser, na íntegra, a lei mais favorável ao apenado.</text:p>
      <text:p text:style-name="P12">P.R.I. Ciência ao M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istos etc.</text:p>
      <text:p text:style-name="P3">Trata-se de execução penal em desfavor do apenado acima nominado, em que me vieram os autos para análise das frações utilizadas para o cálculo da progressão de regime.</text:p>
      <text:p text:style-name="P9">Requereu o apenado retificação da GEP parar fazer constar como requisito para progressão de regime a separação das frações conforme natureza do crimes, sendo o percentual de 2/5 referente ao crime de natureza hedionda (homicídio qualificado) e 1/6 para os demais crimes (evento 185).</text:p>
      <text:p text:style-name="P9">Instado a se manifestar, o Ministério Público opinou pelo deferimento do pedido (evento 1188).</text:p>
      <text:p text:style-name="P6">Acrescento ao relatório que a GEP atualmente está utilizando a fração única de 50% -entendimento já superado por este juízo, sendo o apenado r<text:span text:style-name="T4">eincidente genérico</text:span> e todos os crimes cometidos <text:span text:style-name="T4">antes </text:span>do pacote anticrime, <text:span text:style-name="T4">cuja redação previa a fração de 3/5 para o reincidente genérico em crime hediondo.</text:span></text:p>
      <text:p text:style-name="P11">Registro ainda que todos os recursos da Defesa para lograr as frações de 2/5 e 1/6 foram desprovidos ou não conhecidos.</text:p>
      <text:p text:style-name="P3">Relatados.</text:p>
      <text:p text:style-name="P3">Inicialmente verifico que a exigência de 3/5 ou 60% (LEP, art. 112, VII) só cabe no caso de reincidência específica em crime hediondo, o que não é o caso.</text:p>
      <text:p text:style-name="P3">É o que decidiu o Superior Tribunal de Justiça ao julgar em 26/05/2021 o Recurso Especial representativo da controvérsia (REsp) 1910240/MG, sendo relator o Ministro ROGERIO SCHIETTI CRUZ, quando fixou a seguinte tese:</text:p>
      <text:p text:style-name="P17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4">Ressalte-se que no caso de crime hediondo com resultado morte esse percentual será de 50% (LEP, art. 112, VI).</text:p>
      <text:p text:style-name="P1">Neste sentido: </text:p>
      <text:p text:style-name="P16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<text:soft-page-break/>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15"><text:span text:style-name="T2">Como antes o percentual fora fixado em 3/5, dada ao que dispunha a lei 8.072/90, a nova redação do art. 112 da LEP se mostra como </text:span><text:span text:style-name="Emphasis"><text:span text:style-name="T2">novatio legis in mellius</text:span></text:span><text:span text:style-name="T2">, devendo ser aplicada.</text:span></text:p>
      <text:p text:style-name="P6">Assim, em relação ao crime hediondo, é de se aplicar o percentual de 50% (LEP, art. 112, VI).</text:p>
      <text:p text:style-name="P5">No tocante as demais penas, vale salientar que a súmula 501 do STJ veda a combinação das leis, ainda que em benefício do réu.</text:p>
      <text:p text:style-name="P5">Ou seja, na escolha do percentual de 50%, seria impossível continuar a utilizar a fração de 1/6 para os crimes de natureza comum.</text:p>
      <text:p text:style-name="P5">Nesta senda, calculando a progressão de regime utilizando <text:span text:style-name="T4">na íntegra</text:span> a redação anterior e a posterior ao pacote anticrime, conclui-se que o cálculo da redação anterior é mais benéfico ao apenado. </text:p>
      <text:p text:style-name="P5">Explico: No calculo da progressão de regime restam 9 anos, 8 meses e 3 dias de pena de natureza hedionda que passariam de 3/5 (60%) para 50%, contudo, restam 17 anos, 3 meses e 7 dias relativos a crimes cometidos com violência (roubos) que passariam de 1/6 para 25%, em prejuízo ao apenado.</text:p>
      <text:p text:style-name="P8"><text:span text:style-name="T5">Isso posto, indefiro o pedido da Defesa e determino a retificação da GEP para fazer constar, na íntegra, a lei mais favorável ao apenado, ou seja, a redação anterior ao pacote anticrime, da seguinte forma: 3/5 para o cálculo do crime de homicídio qualificado, por ser</text:span> <text:span text:style-name="T5">tratar de crime hediondo com apenado reincidente genérico; e 1/6 para os demais crimes, por serem todos de natureza comum.</text:span></text:p>
      <text:p text:style-name="P6">PRI. Atualize-se a GEP. Ciência ao M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Instado a se manifestar sobre a guia de execução penal, o Ministério Público opinou pela retificação para fazer constar o percentual de 40% para o cálculo da progressão de regime, referente ao crime de tráfico de drogas, em razão de ser o apenado primário em crime hediondo.</text:p>
      <text:p text:style-name="P5">Acrescento ao relatório que a GEP atual está utilizando as frações de 3/5 para o crime de natureza hedionda (tráfico de drogas), em razão da reincidência genérica, e 1/6 para os crimes comuns (um roubo majorado, 2 portes e 1 posse ilegal de arma de fogo, e uma receptação).</text:p>
      <text:p text:style-name="P5">Relatados.</text:p>
      <text:p text:style-name="P5"><text:soft-page-break/>Inicialmente verifico que a exigência de 60% (LEP, art. 112, VII) só cabe no caso de reincidência específica em crime hediondo, o que não é o caso.</text:p>
      <text:p text:style-name="P5">É o que decidiu o Superior Tribunal de Justiça ao julgar em 26/05/2021 o Recurso Especial representativo da controvérsia (REsp) 1910240/MG, sendo relator o Ministro ROGERIO SCHIETTI CRUZ, quando fixou a seguinte tese: </text:p>
      <text:p text:style-name="P18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3"><text:span text:style-name="T2">Como antes o percentual fora fixado em 3/5, dada ao que dispunha a lei 8.072/90, a nova redação do art. 112 da LEP se mostra como </text:span><text:span text:style-name="Emphasis"><text:span text:style-name="T2">novatio legis in mellius</text:span></text:span><text:span text:style-name="T2">, devendo ser aplicada. </text:span></text:p>
      <text:p text:style-name="P5">Assim, em relação ao crime hediondo, é possível se aplicar o percentual de 40% (LEP, art. 112, V).</text:p>
      <text:p text:style-name="P5">No tocante as demais penas, vale salientar que a súmula 501 do STJ <text:span text:style-name="T4">veda a combinação das leis, ainda que em benefício do réu.</text:span></text:p>
      <text:p text:style-name="P5">Ou seja, na escolha do percentual de 40%, seria impossível continuar a utilizar a fração de 1/6 para os crimes de natureza comum.</text:p>
      <text:p text:style-name="P5">Nesta senda, calculando a progressão de regime utilizando <text:span text:style-name="T4">na íntegra</text:span> a redação anterior e a posterior ao pacote anticrime, conclui-se que o cálculo atual, que utiliza a redação anterior, é mais benéfico ao apenado.</text:p>
      <text:p text:style-name="P5">Isso porque o percentual utilizado para reincidentes em crimes cometidos sem violência é de 20% e, para primário em crime cometido com violência, é de 25% (ambos matematicamente maior que 1/6), conforme art. 112, inciso III e IV da LEP.  </text:p>
      <text:p text:style-name="P5">Assim, considerando que esta última pena é a maior parte da pena atual, restando apenas 6 meses e 20 dias da pena de natureza hedionda, a alteração é extremamente prejudicial ao apenado.</text:p>
      <text:p text:style-name="P7">Isso posto, indefiro o pedido do MP e mantenho o cálculo atual por ser, na íntegra, a lei mais favorável ao apenado.</text:p>
      <text:p text:style-name="P7">P.R.I. Ciência ao MP.</text:p>
      <text:p text:style-name="Text_20_body"><text:line-break/></text:p>
      <text:p text:style-name="Standard"/>
      <text:p text:style-name="P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3:03:07.928000000</meta:creation-date>
    <dc:date>2023-06-29T14:52:31.403000000</dc:date>
    <meta:editing-duration>PT21H44M2S</meta:editing-duration>
    <meta:editing-cycles>8</meta:editing-cycles>
    <meta:generator>LibreOffice/5.3.1.2$Windows_X86_64 LibreOffice_project/e80a0e0fd1875e1696614d24c32df0f95f03deb2</meta:generator>
    <meta:document-statistic meta:table-count="0" meta:image-count="0" meta:object-count="0" meta:page-count="6" meta:paragraph-count="88" meta:word-count="2689" meta:character-count="16107" meta:non-whitespace-character-count="13490"/>
  </office:meta>
</office:document-meta>
</file>